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sans-serif" fo:font-size="12pt" style:text-underline-style="none" style:font-size-asian="12pt" style:font-size-complex="12pt"/>
    </style:style>
    <style:style style:name="P2" style:family="paragraph" style:parent-style-name="Standard">
      <style:paragraph-properties fo:margin-top="0in" fo:margin-bottom="0in" style:contextual-spacing="false"/>
      <style:text-properties style:font-name="sans-serif" fo:font-size="12pt" style:text-underline-style="none" officeooo:rsid="001165ac" officeooo:paragraph-rsid="001165ac" style:font-size-asian="12pt" style:font-size-complex="12pt"/>
    </style:style>
    <style:style style:name="P3" style:family="paragraph" style:parent-style-name="Standard">
      <style:paragraph-properties fo:margin-top="0in" fo:margin-bottom="0in" style:contextual-spacing="false"/>
      <style:text-properties style:font-name="sans-serif" fo:font-size="14.25pt" style:text-underline-style="solid" style:text-underline-width="auto" style:text-underline-color="font-color"/>
    </style:style>
    <style:style style:name="P4" style:family="paragraph" style:parent-style-name="Standard">
      <style:paragraph-properties fo:margin-top="0in" fo:margin-bottom="0in" style:contextual-spacing="false"/>
      <style:text-properties style:font-name="sans-serif" fo:font-size="14.25pt" style:text-underline-style="none"/>
    </style:style>
    <style:style style:name="P5" style:family="paragraph" style:parent-style-name="Standard">
      <style:paragraph-properties fo:margin-top="0in" fo:margin-bottom="0in" style:contextual-spacing="false"/>
      <style:text-properties style:font-name="sans-serif" fo:font-size="11pt" style:text-underline-style="none" style:font-size-asian="11pt" style:font-size-complex="11pt"/>
    </style:style>
    <style:style style:name="P6" style:family="paragraph" style:parent-style-name="Standard">
      <style:paragraph-properties fo:margin-top="0in" fo:margin-bottom="0in" style:contextual-spacing="false"/>
      <style:text-properties style:font-name="sans-serif" fo:font-size="11pt" style:text-underline-style="none" officeooo:rsid="001165ac" officeooo:paragraph-rsid="001165ac" style:font-size-asian="11pt" style:font-size-complex="11pt"/>
    </style:style>
    <style:style style:name="P7" style:family="paragraph" style:parent-style-name="Standard" style:master-page-name="MP0">
      <style:paragraph-properties style:page-number="auto" fo:break-before="page"/>
    </style:style>
    <style:style style:name="P8" style:family="paragraph" style:parent-style-name="Standard">
      <style:paragraph-properties fo:margin-top="0in" fo:margin-bottom="0in" style:contextual-spacing="false"/>
      <style:text-properties style:font-name="sans-serif" fo:font-size="11pt" style:text-underline-style="none" officeooo:rsid="0015e20b" officeooo:paragraph-rsid="0015e20b" style:font-size-asian="11pt" style:font-size-complex="11pt"/>
    </style:style>
    <style:style style:name="P9" style:family="paragraph" style:parent-style-name="Standard">
      <style:paragraph-properties fo:margin-top="0in" fo:margin-bottom="0in" style:contextual-spacing="false"/>
      <style:text-properties style:font-name="sans-serif" fo:font-size="11pt" style:text-underline-style="none" officeooo:rsid="00164430" officeooo:paragraph-rsid="00164430"/>
    </style:style>
    <style:style style:name="P10" style:family="paragraph" style:parent-style-name="Standard">
      <style:paragraph-properties fo:margin-top="0in" fo:margin-bottom="0in" style:contextual-spacing="false"/>
      <style:text-properties style:font-name="sans-serif" fo:font-size="14.25pt" style:text-underline-style="none"/>
    </style:style>
    <style:style style:name="P11" style:family="paragraph" style:parent-style-name="Standard">
      <style:paragraph-properties fo:margin-top="0in" fo:margin-bottom="0in" style:contextual-spacing="false"/>
      <style:text-properties style:font-name="sans-serif" fo:font-size="14.25pt" style:text-underline-style="none" officeooo:rsid="001476a4" officeooo:paragraph-rsid="001476a4"/>
    </style:style>
    <style:style style:name="P12" style:family="paragraph" style:parent-style-name="Standard">
      <style:paragraph-properties fo:margin-top="0in" fo:margin-bottom="0in" style:contextual-spacing="false"/>
      <style:text-properties style:font-name="sans-serif" fo:font-size="14.25pt" style:text-underline-style="none" fo:font-weight="normal" officeooo:rsid="001476a4" officeooo:paragraph-rsid="001476a4" style:font-weight-asian="normal" style:font-weight-complex="normal"/>
    </style:style>
    <style:style style:name="P13" style:family="paragraph" style:parent-style-name="Standard">
      <style:paragraph-properties fo:margin-top="0in" fo:margin-bottom="0in" style:contextual-spacing="false"/>
      <style:text-properties style:font-name="sans-serif" fo:font-size="14.25pt" style:text-underline-style="none" officeooo:rsid="0015e20b" officeooo:paragraph-rsid="0015e20b"/>
    </style:style>
    <style:style style:name="P14" style:family="paragraph" style:parent-style-name="Standard">
      <style:paragraph-properties fo:margin-top="0in" fo:margin-bottom="0in" style:contextual-spacing="false"/>
      <style:text-properties style:font-name="sans-serif" fo:font-size="12pt" style:text-underline-style="none" officeooo:rsid="0015e20b" officeooo:paragraph-rsid="0015e20b" style:font-size-asian="12pt" style:font-size-complex="12pt"/>
    </style:style>
    <style:style style:name="P15" style:family="paragraph" style:parent-style-name="Standard">
      <style:paragraph-properties fo:margin-top="0in" fo:margin-bottom="0in" style:contextual-spacing="false"/>
      <style:text-properties style:font-name="sans-serif" fo:font-size="12pt" style:text-underline-style="none" officeooo:paragraph-rsid="0015e20b" style:font-size-asian="12pt" style:font-size-complex="12pt"/>
    </style:style>
    <style:style style:name="P16" style:family="paragraph" style:parent-style-name="Standard">
      <style:paragraph-properties fo:margin-top="0in" fo:margin-bottom="0in" style:contextual-spacing="false"/>
      <style:text-properties style:font-name="sans-serif" fo:font-size="12pt" style:text-underline-style="none" officeooo:rsid="00164430" officeooo:paragraph-rsid="00164430" style:font-size-asian="12pt" style:font-size-complex="12pt"/>
    </style:style>
    <style:style style:name="P17" style:family="paragraph" style:parent-style-name="Standard">
      <style:paragraph-properties fo:margin-top="0in" fo:margin-bottom="0in" style:contextual-spacing="false"/>
      <style:text-properties style:font-name="sans-serif" fo:font-size="12pt" style:text-underline-style="none" fo:font-weight="bold" officeooo:rsid="00179d2c" officeooo:paragraph-rsid="00179d2c" style:font-size-asian="12pt" style:font-weight-asian="bold" style:font-size-complex="12pt" style:font-weight-complex="bold"/>
    </style:style>
    <style:style style:name="P18" style:family="paragraph" style:parent-style-name="Standard">
      <style:paragraph-properties fo:margin-top="0in" fo:margin-bottom="0in" style:contextual-spacing="false"/>
      <style:text-properties style:font-name="sans-serif" fo:font-size="12pt" style:text-underline-style="none" fo:font-weight="normal" officeooo:rsid="00179d2c" officeooo:paragraph-rsid="00179d2c" style:font-size-asian="12pt" style:font-weight-asian="normal" style:font-size-complex="12pt" style:font-weight-complex="normal"/>
    </style:style>
    <style:style style:name="P19" style:family="paragraph" style:parent-style-name="Standard">
      <style:paragraph-properties fo:margin-top="0in" fo:margin-bottom="0in" style:contextual-spacing="false" fo:break-before="page"/>
      <style:text-properties style:font-name="sans-serif" fo:font-size="12pt" style:text-underline-style="none" officeooo:paragraph-rsid="000fbe06" style:font-size-asian="12pt" style:font-size-complex="12pt"/>
    </style:style>
    <style:style style:name="P20" style:family="paragraph" style:parent-style-name="Standard">
      <style:paragraph-properties fo:margin-top="0in" fo:margin-bottom="0in" style:contextual-spacing="false" fo:break-before="page"/>
      <style:text-properties style:font-name="sans-serif" fo:font-size="12pt" style:text-underline-style="none" fo:font-weight="bold" officeooo:rsid="00179d2c" officeooo:paragraph-rsid="00179d2c" style:font-size-asian="12pt" style:font-weight-asian="bold" style:font-size-complex="12pt" style:font-weight-complex="bold"/>
    </style:style>
    <style:style style:name="P21" style:family="paragraph" style:parent-style-name="Heading_20_2">
      <style:text-properties style:text-underline-style="none"/>
    </style:style>
    <style:style style:name="P22" style:family="paragraph" style:parent-style-name="Listenabsatz" style:list-style-name="L1"/>
    <style:style style:name="P23" style:family="paragraph" style:parent-style-name="Text_20_body">
      <style:paragraph-properties fo:margin-top="0in" fo:margin-bottom="0in" style:contextual-spacing="false" fo:text-align="start" style:justify-single-word="false"/>
      <style:text-properties style:font-name="sans-serif" fo:font-size="12pt" style:text-underline-style="none" fo:font-weight="normal" officeooo:rsid="00179d2c" officeooo:paragraph-rsid="00179d2c" style:font-size-asian="12pt" style:font-weight-asian="normal" style:font-size-complex="12pt" style:font-weight-complex="normal"/>
    </style:style>
    <style:style style:name="T1" style:family="text">
      <style:text-properties fo:font-weight="bold" style:font-weight-asian="bold"/>
    </style:style>
    <style:style style:name="T2" style:family="text">
      <style:text-properties fo:font-size="12pt" style:font-size-asian="12pt" style:font-size-complex="12pt"/>
    </style:style>
    <style:style style:name="T3" style:family="text">
      <style:text-properties fo:font-size="12pt" officeooo:rsid="0015e20b" style:font-size-asian="12pt" style:font-size-complex="12pt"/>
    </style:style>
    <style:style style:name="T4" style:family="text">
      <style:text-properties officeooo:rsid="000fbe06"/>
    </style:style>
    <style:style style:name="T5" style:family="text">
      <style:text-properties officeooo:rsid="0011de07"/>
    </style:style>
    <style:style style:name="T6" style:family="text">
      <style:text-properties officeooo:rsid="001385c7"/>
    </style:style>
    <style:style style:name="T7" style:family="text">
      <style:text-properties officeooo:rsid="00164430"/>
    </style:style>
    <style:style style:name="T8" style:family="text">
      <style:text-properties style:font-size-asian="11pt" style:font-size-complex="11pt"/>
    </style:style>
    <style:style style:name="T9" style:family="text">
      <style:text-properties officeooo:rsid="00179d2c"/>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Absatz-Standardschriftart"><text:span text:style-name="T1">Team</text:span></text:span>: Gruppe 1, Team 1; Alex Mantel, Daniel Hofmeister</text:p>
      <text:p text:style-name="Standard"><text:span text:style-name="Absatz-Standardschriftart"><text:span text:style-name="T1">Aufgabenaufteilung</text:span></text:span>: </text:p>
      <text:list xml:id="list2400207748709432421" text:style-name="L1">
        <text:list-item>
          <text:p text:style-name="P22">Alex Mantel <text:line-break/>Implementierung des F<text:span text:style-name="T5">ord-Fulkerson</text:span> Algorithmus, Anpassung der GUI, Tests</text:p>
        </text:list-item>
        <text:list-item>
          <text:p text:style-name="P22">Daniel Hofmeister, <text:line-break/>Implementierung des <text:span text:style-name="T5">Edmonds&amp;Karp</text:span> Algorithmus, <text:s/>zufällige <text:span text:style-name="T5">Netzwerk</text:span>generierung, Dokumentation, Tests</text:p>
        </text:list-item>
      </text:list>
      <text:p text:style-name="Standard"><text:span text:style-name="Absatz-Standardschriftart"><text:span text:style-name="T1">Quellenangaben</text:span></text:span>: <text:tab/></text:p>
      <text:p text:style-name="Standard"><text:span text:style-name="Absatz-Standardschriftart"><text:span text:style-name="T1">Bearbeitungszeitraum</text:span></text:span>: <text:tab/>Alex Mantel <text:tab/><text:tab/>? Stunden<text:line-break/><text:tab/><text:tab/><text:tab/><text:tab/><text:tab/>Daniel Hofmeister <text:tab/>25 Stunden</text:p>
      <text:p text:style-name="Standard"><text:span text:style-name="Absatz-Standardschriftart"><text:span text:style-name="T1">Aktueller Stand</text:span></text:span>: </text:p>
      <text:p text:style-name="Standard"/>
      <text:h text:style-name="P21" text:outline-level="2">Dokumentation:</text:h>
      <text:p text:style-name="P4">Algorithm<text:span text:style-name="T4">en</text:span>:</text:p>
      <text:p text:style-name="P4"/>
      <text:p text:style-name="P12"><text:span text:style-name="T2">Edmonds and Karp:</text:span></text:p>
      <text:p text:style-name="P11"><text:span text:style-name="T2">Der Algorithmus von Edmonds und Karp ist eine Spezialisierung des Algorithmus von Ford und Fulkerson zur Bestimmung des maximalen Flows <text:s/>eines Netzwerkes. Für den Algorithmus benötigt man einen gerichteten, gewichteten Graphen, eine Quelle und eine Senke. Das Gewicht der Kanten stellt die Kapazität derer dar, weiterhin benötigt man für jede Kante einen aktuellen Fluss (Flow), der am Anfang bei 0 liegt.</text:span></text:p>
      <text:p text:style-name="P11"><text:span text:style-name="T2">Der Algorithmus funktioniert indem man nach und nach die Kapazität der Kanten ausschöpft. Man sucht sich hierfür einen Weg von Quelle nach Senke in der es noch möglich ist einen Fluss zu erzeugen</text:span><text:span text:style-name="T3">.</text:span></text:p>
      <text:p text:style-name="P13"><text:span text:style-name="T2">In dem gefundenen Weg wird der maximal zu erzeugende lokale Fluss berechnet und die Flows der Kanten entsprechend aktualisiert.</text:span></text:p>
      <text:p text:style-name="P13"><text:span text:style-name="T2">Wird kein Weg mehr gefunden, hat man den maximalen Fluss des Netzwerkes.</text:span></text:p>
      <text:p text:style-name="P8">Der Edmonds Karp Algorithmus zeichnet sich dadurch aus, dass bei der Wegfindung die Breitensuche angewandt wird.</text:p>
      <text:p text:style-name="P5"/>
      <text:p text:style-name="P14">Ford und Fulkerson:</text:p>
      <text:p text:style-name="P14">Gleicher Algorithmus wie Edmonds und Karp, jedoch mit Tiefensuche statt Breitensuche.</text:p>
      <text:p text:style-name="P15"/>
      <text:p text:style-name="P19">Zufällige <text:span text:style-name="T6">Netzwerk</text:span> Generierung: </text:p>
      <text:p text:style-name="P5">Man benötigt hierfür zwei Werte: [Anzahl der Knoten] und [Anzahl der Kanten].</text:p>
      <text:p text:style-name="P5">[1] Da die Benennung der Knoten hierbei egal sind (zufällig generierte Knoten haben keine Bedeutung die man als Knotennamen festsetzen könnte) kann man einfach Zahlen verwenden, von 1-[Anzahl der Knoten] und diese dem Graph zufügen.</text:p>
      <text:p text:style-name="P5">[2] Die Kanten werden erstellt, für jeden der zu erstellenden Kanten zwei zufällige der vorher erstellten Knoten wählt als Kantenquelle und Kantenziel. Nun wählt man eine zufällige Gewichtung und trägt Kante+Gewichtung in den Graphen ein.</text:p>
      <text:p text:style-name="P1"/>
      <text:p text:style-name="P4">Datenstrukturen:</text:p>
      <text:p text:style-name="P9"><text:span text:style-name="T8">Der Graph ist bei uns ein von jgrpaht importierter DirectedWeightedPseudograph. Als Kante verwenden wir eine eigene klasse NamedWeightedEdge die zusätzlich zur Funktionalität der DefaultEdge von jgrapht noch intern das Gewicht (im Netzwerk Kapazität) speichert.</text:span></text:p>
      <text:p text:style-name="P9"><text:span text:style-name="T8">Weiterhin verwenden wir 3 Maps zur Darstellung des aktuellen Flusses, ob eine angeschaute Kante eine Vorwärts- oder RückwärtsKante war und zum festhalten des Vorgängers zur einfacheren Wegbestimmung.</text:span></text:p>
      <text:p text:style-name="P9"><text:span text:style-name="T8">Alternativ hätte man dies auch Lösen können, indem man diese Funktionalitäten in eine Edgeklasse ausgelagert hätte.</text:span></text:p>
      <text:p text:style-name="P9"><text:span text:style-name="T8">In den einzelnen Methoden werden noch verschiedene andere lokale Datenstrukturen wie Sets und ArrayLists verwendet.</text:span></text:p>
      <text:p text:style-name="P4"/>
      <text:p text:style-name="P4">Tests:</text:p>
      <text:p text:style-name="P16">Edmonds und Karp</text:p>
      <text:p text:style-name="P5">Einfache Tests für den Algorithmus wurden geschrieben.</text:p>
      <text:p text:style-name="P5"/>
      <text:p text:style-name="P2">F<text:span text:style-name="T7">ord und Fulkerson</text:span></text:p>
      <text:p text:style-name="P6">Unsere Implementation des Floyd Warshall Algorithmuses wurde mit einfachen Tests überprüft.</text:p>
      <text:p text:style-name="P6"/>
      <text:p text:style-name="P1">Zufällige Graph Generierung</text:p>
      <text:p text:style-name="P5">Einfacher Test zur Überprüfung auf korrekte Kanten&amp;Knotenanzahl wurde geschrieben. </text:p>
      <text:p text:style-name="P4"/>
      <text:p text:style-name="P4"/>
      <text:p text:style-name="P4">Beantwortung der Fragen:</text:p>
      <text:p text:style-name="P3"/>
      <text:p text:style-name="P17">Welcher Algorithmus/welche Implementation ist schneller?</text:p>
      <text:p text:style-name="P18">??</text:p>
      <text:p text:style-name="P18"/>
      <text:p text:style-name="P17"/>
      <text:p text:style-name="P17"/>
      <text:p text:style-name="P20">Was haben Sie unternommen, um eine bessere Laufzeit zu erreichen?</text:p>
      <text:p text:style-name="P18"/>
      <text:p text:style-name="P17"/>
      <text:p text:style-name="P17">Lässt sich die Laufzeit Ihrer Implementierung durch andere Datenstrukturen verbessern?</text:p>
      <text:p text:style-name="P18">Würde man die Funktionalität unserer Maps (Vorgänger, Flow, Art der Kante) in direkt als Instanzvariable der Kanten verwenden würde dies vermutlich etwas Zeit sparen. </text:p>
      <text:p text:style-name="P17"/>
      <text:p text:style-name="P17">Was passiert, wenn Sie nicht ganzzahlige Kantengewichte wählen?</text:p>
      <text:p text:style-name="P18">Unsere Gewichte sind auf Basis von Doubles, dies würde also ohne Probleme funktionieren.</text:p>
      <text:p text:style-name="P17"/>
      <text:p text:style-name="P17">Was passiert bei negativen Kantengewichten?</text:p>
      <text:p text:style-name="P23">Dies ist nicht möglich und wird vor ausführung abgefa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Listenabsatz" style:family="paragraph" style:parent-style-name="Standard">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Prof. Dr. Klauck</meta:initial-creator>
    <meta:creation-date>2011-07-05T12:37:00Z</meta:creation-date>
    <dc:date>2014-11-26T22:53:36.551487117</dc:date>
    <meta:editing-cycles>34</meta:editing-cycles>
    <meta:editing-duration>PT4H59M18S</meta:editing-duration>
    <dc:creator>daniel </dc:creator>
    <meta:document-statistic meta:table-count="0" meta:image-count="0" meta:object-count="0" meta:page-count="3" meta:paragraph-count="43" meta:word-count="507" meta:character-count="3687" meta:non-whitespace-character-count="3205"/>
    <meta:template xlink:type="simple" xlink:actuate="onRequest" xlink:title="" xlink:href="../PFormal.odt/Normal.dotm"/>
  </office:meta>
</office:document-meta>
</file>